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fcac2" officeooo:paragraph-rsid="000fcac2"/>
    </style:style>
    <style:style style:name="P2" style:family="paragraph" style:parent-style-name="Text_20_body">
      <style:text-properties officeooo:rsid="000fcac2" officeooo:paragraph-rsid="000fcac2"/>
    </style:style>
    <style:style style:name="P3" style:family="paragraph" style:parent-style-name="Title">
      <style:text-properties officeooo:rsid="000fcac2" officeooo:paragraph-rsid="000fcac2"/>
    </style:style>
    <style:style style:name="P4" style:family="paragraph" style:parent-style-name="Text_20_body">
      <style:text-properties officeooo:rsid="000fcac2" officeooo:paragraph-rsid="0011b6fa"/>
    </style:style>
    <style:style style:name="P5" style:family="paragraph" style:parent-style-name="Text_20_body">
      <style:text-properties officeooo:paragraph-rsid="000fcac2"/>
    </style:style>
    <style:style style:name="P6" style:family="paragraph" style:parent-style-name="Text_20_body">
      <style:text-properties officeooo:rsid="0011b6fa" officeooo:paragraph-rsid="0011b6f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officeooo:paragraph-rsid="0011b6fa"/>
    </style:style>
    <style:style style:name="P9" style:family="paragraph" style:parent-style-name="Heading_20_1">
      <style:paragraph-properties fo:break-before="page"/>
      <style:text-properties officeooo:rsid="000fcac2" officeooo:paragraph-rsid="000fcac2"/>
    </style:style>
    <style:style style:name="P10" style:family="paragraph" style:parent-style-name="Heading_20_1">
      <style:paragraph-properties fo:break-before="page"/>
      <style:text-properties officeooo:rsid="000fcac2" officeooo:paragraph-rsid="0011b6fa"/>
    </style:style>
    <style:style style:name="P11" style:family="paragraph" style:parent-style-name="Heading_20_3">
      <style:text-properties officeooo:rsid="000fcac2" officeooo:paragraph-rsid="000fcac2"/>
    </style:style>
    <style:style style:name="P12" style:family="paragraph" style:parent-style-name="Heading_20_3">
      <style:text-properties officeooo:rsid="0011b6fa" officeooo:paragraph-rsid="0011b6fa"/>
    </style:style>
    <style:style style:name="P13" style:family="paragraph" style:parent-style-name="Text_20_body" style:list-style-name="L1">
      <style:text-properties officeooo:rsid="000fcac2" officeooo:paragraph-rsid="000fcac2"/>
    </style:style>
    <style:style style:name="P14" style:family="paragraph" style:parent-style-name="Text_20_body" style:list-style-name="L1">
      <style:text-properties officeooo:rsid="000fcac2" officeooo:paragraph-rsid="0011b6fa"/>
    </style:style>
    <style:style style:name="P15" style:family="paragraph" style:parent-style-name="Text_20_body" style:list-style-name="L2">
      <style:text-properties officeooo:rsid="000fcac2" officeooo:paragraph-rsid="000fcac2"/>
    </style:style>
    <style:style style:name="P16" style:family="paragraph" style:parent-style-name="Text_20_body" style:list-style-name="L3">
      <style:text-properties officeooo:rsid="000fcac2" officeooo:paragraph-rsid="000fcac2"/>
    </style:style>
    <style:style style:name="P17" style:family="paragraph" style:parent-style-name="Text_20_body" style:list-style-name="L4">
      <style:text-properties officeooo:rsid="000fcac2" officeooo:paragraph-rsid="0011b6fa"/>
    </style:style>
    <style:style style:name="P18" style:family="paragraph" style:parent-style-name="Text_20_body" style:list-style-name="L5">
      <style:text-properties officeooo:rsid="000fcac2" officeooo:paragraph-rsid="0011b6fa"/>
    </style:style>
    <style:style style:name="P19" style:family="paragraph" style:parent-style-name="Text_20_body" style:list-style-name="L6">
      <style:text-properties officeooo:rsid="000fcac2" officeooo:paragraph-rsid="0011b6fa"/>
    </style:style>
    <style:style style:name="P20" style:family="paragraph" style:parent-style-name="Text_20_body" style:list-style-name="L7">
      <style:text-properties officeooo:rsid="000fcac2" officeooo:paragraph-rsid="0011b6fa"/>
    </style:style>
    <style:style style:name="P21" style:family="paragraph" style:parent-style-name="Text_20_body" style:list-style-name="L1">
      <style:text-properties officeooo:rsid="0011b6fa" officeooo:paragraph-rsid="0011b6fa"/>
    </style:style>
    <style:style style:name="P22" style:family="paragraph" style:parent-style-name="Text_20_body" style:list-style-name="L4">
      <style:text-properties officeooo:rsid="0011b6fa" officeooo:paragraph-rsid="0011b6fa"/>
    </style:style>
    <style:style style:name="P23" style:family="paragraph" style:parent-style-name="Text_20_body" style:list-style-name="L5">
      <style:text-properties officeooo:rsid="0011b6fa" officeooo:paragraph-rsid="0011b6fa"/>
    </style:style>
    <style:style style:name="P24" style:family="paragraph" style:parent-style-name="Text_20_body" style:list-style-name="L6">
      <style:text-properties officeooo:rsid="0011b6fa" officeooo:paragraph-rsid="0011b6fa"/>
    </style:style>
    <style:style style:name="P25" style:family="paragraph" style:parent-style-name="Text_20_body" style:list-style-name="L7">
      <style:text-properties officeooo:rsid="0012188e" officeooo:paragraph-rsid="0012188e"/>
    </style:style>
    <style:style style:name="P26" style:family="paragraph" style:parent-style-name="Text_20_body" style:list-style-name="L5">
      <style:text-properties officeooo:rsid="0012188e" officeooo:paragraph-rsid="0012188e"/>
    </style:style>
    <style:style style:name="T1" style:family="text">
      <style:text-properties officeooo:rsid="0011b6f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Black Sabre Response</text:p>
      <text:p text:style-name="P1">Observer Book</text:p>
      <text:p text:style-name="P2"/>
      <text:h text:style-name="P9" text:outline-level="1">Scenario 1:</text:h>
      <text:h text:style-name="P11" text:outline-level="3">Vulnerable Service Exploitation</text:h>
      <text:p text:style-name="P5"/>
      <text:p text:style-name="P2">RED TEAM</text:p>
      <text:p text:style-name="P2">Goals:</text:p>
      <text:list xml:id="list664224161" text:style-name="L1">
        <text:list-item>
          <text:p text:style-name="P13">Enumerate active services on target</text:p>
        </text:list-item>
        <text:list-item>
          <text:p text:style-name="P13">Determine exploit in Metasploit Framework</text:p>
        </text:list-item>
        <text:list-item>
          <text:p text:style-name="P13">Gather required information to launch exploit</text:p>
        </text:list-item>
        <text:list-item>
          <text:p text:style-name="P13">Launch exploit and get shell</text:p>
          <text:list>
            <text:list-item>
              <text:p text:style-name="P13">If the MSF exploit fails, manual exploitation will be required</text:p>
            </text:list-item>
            <text:list-item>
              <text:p text:style-name="P13">Additional research/knowledge may be required for manual exploitation</text:p>
            </text:list-item>
          </text:list>
        </text:list-item>
      </text:list>
      <text:p text:style-name="P2"/>
      <text:p text:style-name="P2">Tools:</text:p>
      <text:list xml:id="list1039504605" text:style-name="L2">
        <text:list-item>
          <text:p text:style-name="P15">NMAP</text:p>
        </text:list-item>
        <text:list-item>
          <text:p text:style-name="P15">Metasploit framework</text:p>
        </text:list-item>
        <text:list-item>
          <text:p text:style-name="P15">nc</text:p>
        </text:list-item>
      </text:list>
      <text:p text:style-name="P2"/>
      <text:p text:style-name="P2">Rules of engagement:</text:p>
      <text:list xml:id="list1157764560" text:style-name="L3">
        <text:list-item>
          <text:p text:style-name="P16">Do no delete any file not created by the red team</text:p>
        </text:list-item>
        <text:list-item>
          <text:p text:style-name="P16">Do not stop or modify any other services</text:p>
        </text:list-item>
      </text:list>
      <text:p text:style-name="P2"/>
      <text:p text:style-name="P2">Time Estimate: 10-30 minutes</text:p>
      <text:p text:style-name="P2"/>
      <text:p text:style-name="P2"/>
      <text:p text:style-name="P2">BLUE TEAM</text:p>
      <text:p text:style-name="P2"/>
      <text:h text:style-name="P9" text:outline-level="1">Scenario 2</text:h>
      <text:h text:style-name="P12" text:outline-level="3">SQL injection</text:h>
      <text:p text:style-name="P8"/>
      <text:p text:style-name="P4">RED TEAM</text:p>
      <text:p text:style-name="P4">Goals:</text:p>
      <text:list xml:id="list124712842454946" text:continue-list="list664224161" text:style-name="L1">
        <text:list-item>
          <text:p text:style-name="P14">Enumerate <text:span text:style-name="T1">web servers</text:span></text:p>
        </text:list-item>
        <text:list-item>
          <text:p text:style-name="P21">Locate potential SQLi target</text:p>
        </text:list-item>
        <text:list-item>
          <text:p text:style-name="P21">Perform manual or automated exploitation of SQLi</text:p>
        </text:list-item>
        <text:list-item>
          <text:p text:style-name="P21">Dump tables to gather information and/or passwords/hashes</text:p>
        </text:list-item>
      </text:list>
      <text:p text:style-name="P6"/>
      <text:p text:style-name="P4">Tools:</text:p>
      <text:list xml:id="list1075686522" text:style-name="L4">
        <text:list-item>
          <text:p text:style-name="P17">NMAP</text:p>
        </text:list-item>
        <text:list-item>
          <text:p text:style-name="P22">SQLmap</text:p>
        </text:list-item>
        <text:list-item>
          <text:p text:style-name="P22">Burpsuite</text:p>
        </text:list-item>
      </text:list>
      <text:p text:style-name="P4"/>
      <text:p text:style-name="P4">Rules of engagement:</text:p>
      <text:list xml:id="list1434300836" text:style-name="L5">
        <text:list-item>
          <text:p text:style-name="P18">Do no delete any file not created by the red team</text:p>
        </text:list-item>
        <text:list-item>
          <text:p text:style-name="P18">Do not stop or modify any other services</text:p>
        </text:list-item>
        <text:list-item>
          <text:p text:style-name="P23">Do not delete or remove data from database</text:p>
        </text:list-item>
        <text:list-item>
          <text:p text:style-name="P26">Do not change DVWA security level</text:p>
        </text:list-item>
      </text:list>
      <text:p text:style-name="P4"/>
      <text:p text:style-name="P4">Time Estimate: 10-30 minutes</text:p>
      <text:p text:style-name="P4"/>
      <text:p text:style-name="P4"/>
      <text:p text:style-name="P4">BLUE TEAM</text:p>
      <text:p text:style-name="P4"/>
      <text:h text:style-name="P10" text:outline-level="1">Scenario <text:span text:style-name="T1">3</text:span></text:h>
      <text:h text:style-name="P12" text:outline-level="3">File Upload</text:h>
      <text:p text:style-name="P8"/>
      <text:p text:style-name="P4">RED TEAM</text:p>
      <text:p text:style-name="P4">Goals:</text:p>
      <text:list xml:id="list124713317261871" text:continue-list="list124712842454946" text:style-name="L1">
        <text:list-item>
          <text:p text:style-name="P14">Enumerate <text:span text:style-name="T1">web servers</text:span></text:p>
        </text:list-item>
        <text:list-item>
          <text:p text:style-name="P21">Locate file upload location</text:p>
        </text:list-item>
        <text:list-item>
          <text:p text:style-name="P21">Determine backend </text:p>
        </text:list-item>
        <text:list-item>
          <text:p text:style-name="P21">Determine upload restrictions</text:p>
          <text:list>
            <text:list-item>
              <text:p text:style-name="P21">If there is file extension checks may need to intercept request and change type before being sent to server</text:p>
            </text:list-item>
          </text:list>
        </text:list-item>
        <text:list-item>
          <text:p text:style-name="P21">Upload reverse shell</text:p>
        </text:list-item>
        <text:list-item>
          <text:p text:style-name="P21">Open shell and connect</text:p>
        </text:list-item>
      </text:list>
      <text:p text:style-name="P6"/>
      <text:p text:style-name="P4">Tools:</text:p>
      <text:list xml:id="list773500310" text:style-name="L6">
        <text:list-item>
          <text:p text:style-name="P19">NMAP</text:p>
        </text:list-item>
        <text:list-item>
          <text:p text:style-name="P24">Burpsuite</text:p>
        </text:list-item>
      </text:list>
      <text:p text:style-name="P4"/>
      <text:p text:style-name="P4">Rules of engagement:</text:p>
      <text:list xml:id="list3879342372" text:style-name="L7">
        <text:list-item>
          <text:p text:style-name="P20">Do no delete any file not created by the red team</text:p>
        </text:list-item>
        <text:list-item>
          <text:p text:style-name="P25">Do not change DVWA Security level</text:p>
        </text:list-item>
        <text:list-item>
          <text:p text:style-name="P20">Do not stop or modify any other services</text:p>
        </text:list-item>
      </text:list>
      <text:p text:style-name="P4"/>
      <text:p text:style-name="P4">Time Estimate: 1<text:span text:style-name="T1">5</text:span>-30 minutes</text:p>
      <text:p text:style-name="P4"/>
      <text:p text:style-name="P4"/>
      <text:p text:style-name="P4">BLUE TEAM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cac2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15:03.776000000</meta:creation-date>
    <dc:date>2023-11-14T12:47:11.397558545</dc:date>
    <meta:editing-duration>PT14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60" meta:word-count="275" meta:character-count="1495" meta:non-whitespace-character-count="1313"/>
  </office:meta>
</office:document-meta>
</file>